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2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3" style:family="paragraph" style:parent-style-name="Standard" style:list-style-name="L1">
      <style:text-properties fo:font-weight="bold" officeooo:rsid="000ba44a" officeooo:paragraph-rsid="000ba44a" style:font-weight-asian="bold" style:font-weight-complex="bold"/>
    </style:style>
    <style:style style:name="P4" style:family="paragraph" style:parent-style-name="Standard" style:list-style-name="L2">
      <style:text-properties officeooo:rsid="000ba44a" officeooo:paragraph-rsid="000ba44a"/>
    </style:style>
    <style:style style:name="P5" style:family="paragraph" style:parent-style-name="Standard" style:list-style-name="L3">
      <style:text-properties fo:font-style="italic" fo:font-weight="bold" officeooo:rsid="000ba44a" officeooo:paragraph-rsid="000ba44a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7" style:family="paragraph" style:parent-style-name="Standard" style:list-style-name="L4">
      <style:text-properties fo:font-style="normal" officeooo:rsid="000ba44a" officeooo:paragraph-rsid="000ba44a" style:font-style-asian="normal" style:font-style-complex="normal"/>
    </style:style>
    <style:style style:name="P8" style:family="paragraph" style:parent-style-name="Standard" style:list-style-name="L5">
      <style:text-properties officeooo:paragraph-rsid="00101332"/>
    </style:style>
    <style:style style:name="T1" style:family="text">
      <style:text-properties officeooo:rsid="000cfc28"/>
    </style:style>
    <style:style style:name="T2" style:family="text">
      <style:text-properties officeooo:rsid="000ea23c"/>
    </style:style>
    <style:style style:name="T3" style:family="text">
      <style:text-properties fo:font-style="normal" officeooo:rsid="000ba44a" style:font-style-asian="normal" style:font-style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57217645137209241" text:style-name="L1">
        <text:list-item>
          <text:p text:style-name="P3">Комманда, исполняемая при подключении к устройству.</text:p>
        </text:list-item>
      </text:list>
      <text:list xml:id="list5807867267407244362" text:style-name="L2">
        <text:list-header>
          <text:p text:style-name="P4"/>
        </text:list-header>
      </text:list>
      <text:p text:style-name="P1"/>
      <text:p text:style-name="P1">command first </text:p>
      <text:p text:style-name="P1">{</text:p>
      <text:p text:style-name="P1"><text:tab/>send Mitsubishi ("FIRST UP" cr)</text:p>
      <text:p text:style-name="P1"><text:tab/>send Mitsubishi ("FIRST UP 2" cr)</text:p>
      <text:p text:style-name="P1">}</text:p>
      <text:p text:style-name="P1"/>
      <text:list xml:id="list1488799823931855340" text:style-name="L3">
        <text:list-item>
          <text:p text:style-name="P5">GUID (генерация 16 байт)</text:p>
        </text:list-item>
      </text:list>
      <text:p text:style-name="P1"/>
      <text:p text:style-name="P1">command play GUID </text:p>
      <text:p text:style-name="P1">{ </text:p>
      <text:p text:style-name="P1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 </text:p>
      <text:p text:style-name="P1">} </text:p>
      <text:p text:style-name="P1"/>
      <text:list xml:id="list1189449506359615806" text:style-name="L4">
        <text:list-item>
          <text:p text:style-name="P7"><text:span text:style-name="T1">Подключение через usb:</text:span></text:p>
        </text:list-item>
      </text:list>
      <text:p text:style-name="P2">protocol Viaudio: usb-<text:span text:style-name="T2">com</text:span></text:p>
      <text:p text:style-name="P2">port: 0</text:p>
      <text:p text:style-name="P2"/>
      <text:list xml:id="list6572334522460707709" text:style-name="L5">
        <text:list-item>
          <text:p text:style-name="P8"/>
        </text:list-item>
        <text:list-item>
          <text:p text:style-name="P8"><text:span text:style-name="T3"><text:s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2-18T17:56:50.936149423</dc:date>
    <dc:creator>Lutc  </dc:creator>
    <meta:editing-duration>PT1M58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94" meta:character-count="694" meta:non-whitespace-character-count="609"/>
  </office:meta>
</office:document-meta>
</file>